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10000013D3422B18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xi Sans1" svg:font-family="'Luxi Sans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uxi Serif1" fo:font-size="128pt" fo:font-style="normal" fo:text-shadow="none" fo:font-weight="normal" style:font-size-asian="128pt" style:font-style-asian="normal" style:font-weight-asian="normal" style:font-size-complex="128pt" style:font-style-complex="normal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font-name="Luxi Serif1" fo:font-size="72pt" fo:font-style="normal" fo:text-shadow="none" fo:font-weight="normal" style:font-size-asian="72pt" style:font-style-asian="normal" style:font-weight-asian="normal" style:font-size-complex="72pt" style:font-style-complex="normal" style:font-weight-complex="normal"/>
    </style:style>
    <style:style style:name="P3" style:family="paragraph" style:parent-style-name="Frame_20_contents">
      <style:paragraph-properties fo:text-align="center" style:justify-single-word="false"/>
      <style:text-properties fo:font-size="96pt" style:font-size-asian="96pt" style:font-size-complex="96pt"/>
    </style:style>
    <style:style style:name="P4" style:family="paragraph" style:parent-style-name="Frame_20_contents">
      <style:paragraph-properties fo:text-align="center" style:justify-single-word="false"/>
      <style:text-properties fo:font-size="72pt" style:font-size-asian="72pt" style:font-size-complex="72pt"/>
    </style:style>
    <style:style style:name="T1" style:family="text">
      <style:text-properties style:font-name="Luxi Sans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ge" style:horizontal-pos="center" style:horizontal-rel="page" fo:background-color="transparent" style:background-transparency="100%" fo:padding="0.0591in" fo:border="0.0138in solid #000000" style:shadow="none">
        <style:background-image/>
        <style:columns fo:column-count="0" fo:column-gap="0in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y="0.8957in" svg:width="9.1362in" draw:z-index="0">
        <draw:text-box fo:min-height="2.2256in">
          <text:p text:style-name="P1"><text:span text:style-name="T1">0x</text:span><text:span text:style-name="T2">deadbeef</text:span></text:p>
        </draw:text-box>
      </draw:frame>
      <draw:frame draw:style-name="fr2" draw:name="graphics2" text:anchor-type="page" text:anchor-page-number="1" svg:x="5.1866in" svg:y="2.5681in" svg:width="5.5709in" style:rel-width="61%" svg:height="4.3772in" style:rel-height="66%" draw:z-index="2">
        <draw:image xlink:href="Pictures/10000201000001910000013D3422B18B.png" xlink:type="simple" xlink:show="embed" xlink:actuate="onLoad"/>
      </draw:frame>
      <text:p text:style-name="P2"><draw:frame draw:style-name="fr3" draw:name="Frame1" text:anchor-type="paragraph" svg:x="-0.0346in" svg:y="2.3957in" svg:width="4.4819in" draw:z-index="1"><draw:text-box fo:min-height="2.8319in"><text:p text:style-name="P3">BBQ</text:p><text:p text:style-name="P4"><text:span text:style-name="T1">acm</text:span> styl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xi Sans1" svg:font-family="'Luxi Sans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uxi Serif" fo:font-size="12pt" fo:language="en" fo:country="US" style:font-name-asian="Sans Serif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Arial1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Text_20_body">
      <style:paragraph-properties fo:text-align="center" style:justify-single-word="false" fo:background-color="transparent">
        <style:background-image/>
      </style:paragraph-properties>
    </style:style>
    <style:style style:name="T1" style:family="text">
      <style:text-properties fo:color="#000000" style:font-name="Luxi Serif1" fo:font-size="44pt" fo:font-style="normal" fo:text-shadow="1pt 1pt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font-name="Luxi Serif1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font-name="Luxi Serif1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 style:parent-style-name="Strong_20_Emphasis">
      <style:text-properties fo:color="#000000" style:text-outline="false" style:font-name="Luxi Sans1" fo:font-size="24pt" fo:font-style="normal" fo:text-shadow="1pt 1pt" fo:font-weight="bold" fo:background-color="transparent" style:font-size-asian="24pt" style:font-style-asian="normal" style:font-weight-asian="normal" style:font-size-complex="24pt" style:font-style-complex="normal" style:font-weight-complex="bold"/>
    </style:style>
    <style:style style:name="T5" style:family="text" style:parent-style-name="Strong_20_Emphasis">
      <style:text-properties fo:color="#000000" style:text-outline="false" style:text-position="super 58%" style:font-name="Luxi Sans1" fo:font-size="24pt" fo:font-style="normal" fo:text-shadow="1pt 1pt" fo:font-weight="bold" fo:background-color="transparent" style:font-size-asian="24pt" style:font-style-asian="normal" style:font-weight-asian="normal" style:font-size-complex="24pt" style:font-style-complex="normal" style:font-weight-complex="bold"/>
    </style:style>
    <style:page-layout style:name="pm1">
      <style:page-layout-properties fo:page-width="11in" fo:page-height="8.5in" style:num-format="1" style:print-orientation="landscape" fo:margin-top="0.5in" fo:margin-bottom="0.5in" fo:margin-left="0.5in" fo:margin-right="0.5in" fo:border="0.0138in solid #000000" fo:padding="0.420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span text:style-name="T1">Thursday</text:span><text:span text:style-name="T2"> </text:span><text:span text:style-name="T3">5 </text:span><text:span text:style-name="T2">PM | Behind</text:span><text:span text:style-name="T3"> AMR I</text:span></text:p>
        <text:p text:style-name="P1"><text:span text:style-name="T4">September 14</text:span><text:span text:style-name="T5">th</text:span><text:span text:style-name="T4">, 2006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acmguest</meta:initial-creator>
    <meta:creation-date>2006-09-06T22:50:32</meta:creation-date>
    <dc:creator>acmguest</dc:creator>
    <dc:date>2006-09-07T00:14:44</dc:date>
    <dc:language>en-US</dc:language>
    <meta:editing-cycles>7</meta:editing-cycles>
    <meta:editing-duration>PT26M43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5" meta:word-count="13" meta:character-count="70"/>
  </office:meta>
</office:document-meta>
</file>